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automatic-styles>
    <style:style style:name="ce1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top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3">
      <style:table-cell-properties style:vertical-align="automatic"/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style:vertical-align="automatic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Default" style:data-style-name="N3">
      <style:table-cell-properties style:vertical-align="automatic"/>
    </style:style>
    <style:style style:name="ce25" style:family="table-cell" style:parent-style-name="Default" style:data-style-name="N4">
      <style:table-cell-properties style:vertical-align="automatic"/>
      <style:text-properties fo:font-style="italic" style:font-style-asian="italic" style:font-style-complex="italic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27" style:family="table-cell" style:parent-style-name="Default" style:data-style-name="N3">
      <style:table-cell-properties fo:border-top="none" fo:border-bottom="thin solid #000000" fo:border-left="none" fo:border-right="none" style:vertical-align="automatic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29" style:family="table-cell" style:parent-style-name="Default" style:data-style-name="N4">
      <style:table-cell-properties fo:border-top="none" fo:border-bottom="thin solid #000000" fo:border-left="none" fo:border-right="none" style:vertical-align="automatic"/>
      <style:text-properties fo:font-style="italic" style:font-style-asian="italic" style:font-style-complex="italic" style:font-family-generic="swiss"/>
    </style:style>
    <style:style style:name="ce30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1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2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/>
      <style:text-properties fo:color="#000000" style:font-family-generic="swiss"/>
    </style:style>
    <style:style style:name="ce3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2">
      <style:table-cell-properties style:vertical-align="automatic"/>
      <style:text-properties fo:font-style="italic" style:font-style-asian="italic" style:font-style-complex="italic" style:font-family-generic="swiss"/>
    </style:style>
    <style:style style:name="ce40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2">
      <style:table-cell-properties style:vertical-align="automatic" fo:background-color="transparent"/>
      <style:text-properties fo:font-style="italic" style:font-style-asian="italic" style:font-style-complex="italic" style:font-family-generic="swiss"/>
    </style:style>
    <style:style style:name="ce4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4" style:family="table-cell" style:parent-style-name="Default" style:data-style-name="N0"/>
    <style:style style:name="ce45" style:family="table-cell" style:parent-style-name="Default" style:data-style-name="N22">
      <style:table-cell-properties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thin solid #000000" fo:border-bottom="2pt solid #000000" fo:border-left="none" fo:border-right="none"/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10.715625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21A1991M00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16378" table:default-cell-style-name="ce2"/>
        <table:table-row table:style-name="ro1">
          <table:table-cell office:value-type="string" table:style-name="ce47">
            <text:p>sadei</text:p>
          </table:table-cell>
          <table:table-cell table:number-columns-repeated="5" table:style-name="ce48"/>
          <table:table-cell table:number-columns-repeated="16378" table:style-name="ce2"/>
        </table:table-row>
        <table:table-row table:style-name="ro2">
          <table:table-cell table:style-name="ce46"/>
          <table:table-cell table:number-columns-repeated="5" table:style-name="ce4"/>
          <table:table-cell table:number-columns-repeated="16378" table:style-name="ce2"/>
        </table:table-row>
        <table:table-row table:style-name="ro3">
          <table:table-cell office:value-type="string" table:style-name="ce1">
            <text:p>Resultados de las Elecciones a la Junta General del Principado de Asturias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3">
            <text:p>26 de Mayo de 1991</text:p>
          </table:table-cell>
          <table:table-cell table:style-name="ce4"/>
          <table:table-cell table:number-columns-repeated="4" table:style-name="ce5"/>
          <table:table-cell table:number-columns-repeated="2" table:style-name="ce4"/>
          <table:table-cell table:number-columns-repeated="7" table:style-name="ce5"/>
          <table:table-cell table:number-columns-repeated="16369" table:style-name="ce4"/>
        </table:table-row>
        <table:table-row table:style-name="ro5">
          <table:table-cell office:value-type="string" table:style-name="ce6">
            <text:p>Asturias / Asturies</text:p>
          </table:table-cell>
          <table:table-cell table:number-columns-repeated="5" table:style-name="ce7"/>
          <table:table-cell table:number-columns-repeated="2" table:style-name="ce2"/>
          <table:table-cell table:number-columns-repeated="6" table:style-name="ce7"/>
          <table:table-cell table:style-name="ce8"/>
          <table:table-cell table:number-columns-repeated="16369" table:style-name="ce2"/>
        </table:table-row>
        <table:table-row table:style-name="ro6">
          <table:table-cell table:number-columns-repeated="2" table:style-name="ce9"/>
          <table:table-cell table:number-columns-repeated="4" table:style-name="ce10"/>
          <table:table-cell table:number-columns-repeated="2" table:style-name="ce2"/>
          <table:table-cell table:number-columns-repeated="6" table:style-name="ce7"/>
          <table:table-cell table:style-name="ce8"/>
          <table:table-cell table:number-columns-repeated="3" table:style-name="ce4"/>
          <table:table-cell table:number-columns-repeated="16366"/>
        </table:table-row>
        <table:table-row table:style-name="ro7">
          <table:table-cell table:style-name="ce9"/>
          <table:table-cell table:style-name="ce11"/>
          <table:table-cell office:value-type="string" table:style-name="ce12">
            <text:p>Número</text:p>
          </table:table-cell>
          <table:table-cell office:value-type="string" table:style-name="ce13">
            <text:p>% sobre el total de votos válidos</text:p>
          </table:table-cell>
          <table:table-cell office:value-type="string" table:style-name="ce14">
            <text:p>% sobre el total del censo</text:p>
          </table:table-cell>
          <table:table-cell office:value-type="string" table:style-name="ce12">
            <text:p>Diputados</text:p>
          </table:table-cell>
          <table:table-cell table:number-columns-repeated="2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table:style-name="ce16"/>
          <table:table-cell table:style-name="ce15"/>
          <table:table-cell table:number-columns-repeated="3" table:style-name="ce8"/>
          <table:table-cell table:number-columns-repeated="2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number-rows-repeated="2" table:style-name="ro8">
          <table:table-cell table:number-columns-repeated="8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17"/>
          <table:table-cell office:value-type="string" table:style-name="ce17">
            <text:p>Diputados a elegir</text:p>
          </table:table-cell>
          <table:table-cell table:number-columns-repeated="3" table:style-name="ce17"/>
          <table:table-cell office:value-type="float" office:value="45" table:style-name="ce18">
            <text:p>45</text:p>
          </table:table-cell>
          <table:table-cell table:number-columns-repeated="2" table:style-name="ce2"/>
          <table:table-cell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office:value-type="string" table:style-name="ce20">
            <text:p>Censo electoral</text:p>
          </table:table-cell>
          <table:table-cell office:value-type="float" office:value="913215" table:formula="of:=SUM([.C13:.C14])" table:style-name="ce21">
            <text:p>913.215</text:p>
          </table:table-cell>
          <table:table-cell table:style-name="ce22"/>
          <table:table-cell office:value-type="float" office:value="100" table:formula="of:=[.C12]/[.$C$12]*100" table:style-name="ce23">
            <text:p>100,00</text:p>
          </table:table-cell>
          <table:table-cell table:style-name="ce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office:value-type="string" table:style-name="ce16">
            <text:p>Votos emitidos</text:p>
          </table:table-cell>
          <table:table-cell office:value-type="float" office:value="535967" table:style-name="ce24">
            <text:p>535.967</text:p>
          </table:table-cell>
          <table:table-cell table:style-name="ce22"/>
          <table:table-cell office:value-type="float" office:value="58.690122260365854" table:formula="of:=[.C13]/[.$C$12]*100" table:style-name="ce25">
            <text:p>58,69</text:p>
          </table:table-cell>
          <table:table-cell table:style-name="ce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9"/>
          <table:table-cell office:value-type="string" table:style-name="ce26">
            <text:p>Abstención</text:p>
          </table:table-cell>
          <table:table-cell office:value-type="float" office:value="377248" table:style-name="ce27">
            <text:p>377.248</text:p>
          </table:table-cell>
          <table:table-cell table:style-name="ce28"/>
          <table:table-cell office:value-type="float" office:value="41.309877739634146" table:formula="of:=[.C14]/[.$C$12]*100" table:style-name="ce29">
            <text:p>41,31</text:p>
          </table:table-cell>
          <table:table-cell table:style-name="ce2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Votos emitidos</text:p>
          </table:table-cell>
          <table:table-cell office:value-type="float" office:value="535967" table:formula="of:=SUM([.C16:.C18])" table:style-name="ce21">
            <text:p>535.967</text:p>
          </table:table-cell>
          <table:table-cell table:style-name="ce19"/>
          <table:table-cell office:value-type="float" office:value="58.690122260365854" table:formula="of:=[.C15]/[.$C$12]*100" table:style-name="ce30">
            <text:p>58,69</text:p>
          </table:table-cell>
          <table:table-cell table:style-name="ce19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5">
            <text:p>Votos a candidaturas</text:p>
          </table:table-cell>
          <table:table-cell office:value-type="float" office:value="525414" table:style-name="ce24">
            <text:p>525.414</text:p>
          </table:table-cell>
          <table:table-cell table:style-name="ce19"/>
          <table:table-cell office:value-type="float" office:value="57.534534583860321" table:formula="of:=[.C16]/[.$C$12]*100" table:style-name="ce31">
            <text:p>57,53</text:p>
          </table:table-cell>
          <table:table-cell table:style-name="ce19"/>
          <table:table-cell table:number-columns-repeated="2" table:style-name="ce4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5">
            <text:p>Votos en blanco</text:p>
          </table:table-cell>
          <table:table-cell office:value-type="float" office:value="6533" table:style-name="ce24">
            <text:p>6.533</text:p>
          </table:table-cell>
          <table:table-cell table:style-name="ce19"/>
          <table:table-cell office:value-type="float" office:value="0.71538465750124558" table:formula="of:=[.C17]/[.$C$12]*100" table:style-name="ce31">
            <text:p>0,72</text:p>
          </table:table-cell>
          <table:table-cell table:style-name="ce19"/>
          <table:table-cell table:number-columns-repeated="3" table:style-name="ce4"/>
          <table:table-cell table:style-name="ce32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9"/>
          <table:table-cell office:value-type="string" table:style-name="ce26">
            <text:p>Votos nulos</text:p>
          </table:table-cell>
          <table:table-cell office:value-type="float" office:value="4020" table:style-name="ce27">
            <text:p>4.020</text:p>
          </table:table-cell>
          <table:table-cell table:style-name="ce28"/>
          <table:table-cell office:value-type="float" office:value="0.44020301900428704" table:formula="of:=[.C18]/[.$C$12]*100" table:style-name="ce33">
            <text:p>0,44</text:p>
          </table:table-cell>
          <table:table-cell table:style-name="ce28"/>
          <table:table-cell table:number-columns-repeated="3" table:style-name="ce4"/>
          <table:table-cell table:style-name="ce32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Votos válidos</text:p>
          </table:table-cell>
          <table:table-cell office:value-type="float" office:value="531947" table:formula="of:=SUM([.C20:.C31])" table:style-name="ce21">
            <text:p>531.947</text:p>
          </table:table-cell>
          <table:table-cell office:value-type="float" office:value="100" table:formula="of:=[.C19]/[.$C$19]*100" table:style-name="ce34">
            <text:p>100,00</text:p>
          </table:table-cell>
          <table:table-cell office:value-type="float" office:value="58.24991924136156" table:formula="of:=[.C19]/[.$C$12]*100" table:style-name="ce23">
            <text:p>58,25</text:p>
          </table:table-cell>
          <table:table-cell table:style-name="ce32"/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Partido Socialista Obrero Español</text:p>
          </table:table-cell>
          <table:table-cell office:value-type="float" office:value="218193" table:style-name="ce24">
            <text:p>218.193</text:p>
          </table:table-cell>
          <table:table-cell office:value-type="float" office:value="41.017808165099154" table:formula="of:=[.C20]/[.$C$19]*100" table:style-name="ce36">
            <text:p>41,02</text:p>
          </table:table-cell>
          <table:table-cell office:value-type="float" office:value="23.892840130746869" table:formula="of:=[.C20]/[.$C$12]*100" table:style-name="ce25">
            <text:p>23,89</text:p>
          </table:table-cell>
          <table:table-cell office:value-type="float" office:value="21" table:style-name="ce8">
            <text:p>21</text:p>
          </table:table-cell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Partido Popular</text:p>
          </table:table-cell>
          <table:table-cell office:value-type="float" office:value="161703" table:style-name="ce24">
            <text:p>161.703</text:p>
          </table:table-cell>
          <table:table-cell office:value-type="float" office:value="30.398329156852093" table:formula="of:=[.C21]/[.$C$19]*100" table:style-name="ce36">
            <text:p>30,40</text:p>
          </table:table-cell>
          <table:table-cell office:value-type="float" office:value="17.707002184589609" table:formula="of:=[.C21]/[.$C$12]*100" table:style-name="ce25">
            <text:p>17,71</text:p>
          </table:table-cell>
          <table:table-cell office:value-type="float" office:value="15" table:style-name="ce8">
            <text:p>15</text:p>
          </table:table-cell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Izquierda Unida</text:p>
          </table:table-cell>
          <table:table-cell office:value-type="float" office:value="78982" table:style-name="ce24">
            <text:p>78.982</text:p>
          </table:table-cell>
          <table:table-cell office:value-type="float" office:value="14.847719791633377" table:formula="of:=[.C22]/[.$C$19]*100" table:style-name="ce36">
            <text:p>14,85</text:p>
          </table:table-cell>
          <table:table-cell office:value-type="float" office:value="8.6487847878101007" table:formula="of:=[.C22]/[.$C$12]*100" table:style-name="ce25">
            <text:p>8,65</text:p>
          </table:table-cell>
          <table:table-cell office:value-type="float" office:value="6" table:style-name="ce37">
            <text:p>6</text:p>
          </table:table-cell>
          <table:table-cell table:number-columns-repeated="2" table:style-name="ce2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Centro Democrático y Social</text:p>
          </table:table-cell>
          <table:table-cell office:value-type="float" office:value="35884" table:style-name="ce24">
            <text:p>35.884</text:p>
          </table:table-cell>
          <table:table-cell office:value-type="float" office:value="6.7457848244279974" table:formula="of:=[.C23]/[.$C$19]*100" table:style-name="ce36">
            <text:p>6,75</text:p>
          </table:table-cell>
          <table:table-cell office:value-type="float" office:value="3.9294142124253328" table:formula="of:=[.C23]/[.$C$12]*100" table:style-name="ce25">
            <text:p>3,93</text:p>
          </table:table-cell>
          <table:table-cell office:value-type="float" office:value="2" table:style-name="ce37">
            <text:p>2</text:p>
          </table:table-cell>
          <table:table-cell table:number-columns-repeated="6" table:style-name="ce4"/>
          <table:table-cell table:style-name="ce32"/>
          <table:table-cell table:number-columns-repeated="2" table:style-name="ce5"/>
          <table:table-cell table:number-columns-repeated="16369" table:style-name="ce4"/>
        </table:table-row>
        <table:table-row table:style-name="ro8">
          <table:table-cell table:style-name="ce2"/>
          <table:table-cell office:value-type="string" table:style-name="ce35">
            <text:p>Coalición Asturiana</text:p>
          </table:table-cell>
          <table:table-cell office:value-type="float" office:value="14569" table:style-name="ce24">
            <text:p>14.569</text:p>
          </table:table-cell>
          <table:table-cell office:value-type="float" office:value="2.7388066856284556" table:formula="of:=[.C24]/[.$C$19]*100" table:style-name="ce36">
            <text:p>2,74</text:p>
          </table:table-cell>
          <table:table-cell office:value-type="float" office:value="1.5953526825555866" table:formula="of:=[.C24]/[.$C$12]*100" table:style-name="ce25">
            <text:p>1,60</text:p>
          </table:table-cell>
          <table:table-cell office:value-type="float" office:value="1" table:style-name="ce37">
            <text:p>1</text:p>
          </table:table-cell>
          <table:table-cell table:number-columns-repeated="5" table:style-name="ce2"/>
          <table:table-cell table:style-name="ce4"/>
          <table:table-cell table:style-name="ce32"/>
          <table:table-cell table:number-columns-repeated="2" table:style-name="ce5"/>
          <table:table-cell table:style-name="ce4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35">
            <text:p>Los Verdes</text:p>
          </table:table-cell>
          <table:table-cell office:value-type="float" office:value="7299" table:style-name="ce24">
            <text:p>7.299</text:p>
          </table:table-cell>
          <table:table-cell office:value-type="float" office:value="1.3721291782827989" table:formula="of:=[.C25]/[.$C$19]*100" table:style-name="ce36">
            <text:p>1,37</text:p>
          </table:table-cell>
          <table:table-cell office:value-type="float" office:value="0.79926413823688836" table:formula="of:=[.C25]/[.$C$12]*100" table:style-name="ce25">
            <text:p>0,80</text:p>
          </table:table-cell>
          <table:table-cell table:style-name="ce38"/>
          <table:table-cell table:number-columns-repeated="6" table:style-name="ce4"/>
          <table:table-cell table:number-columns-repeated="3" table:style-name="ce5"/>
          <table:table-cell table:style-name="ce4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35">
            <text:p>Trabajadoras Gijonesas Confecciones</text:p>
          </table:table-cell>
          <table:table-cell office:value-type="float" office:value="2678" table:style-name="ce24">
            <text:p>2.678</text:p>
          </table:table-cell>
          <table:table-cell office:value-type="float" office:value="0.5034336127471345" table:formula="of:=[.C26]/[.$C$19]*100" table:style-name="ce36">
            <text:p>0,50</text:p>
          </table:table-cell>
          <table:table-cell office:value-type="float" office:value="0.29324967285907483" table:formula="of:=[.C26]/[.$C$12]*100" table:style-name="ce25">
            <text:p>0,29</text:p>
          </table:table-cell>
          <table:table-cell table:style-name="ce38"/>
          <table:table-cell table:number-columns-repeated="7" table:style-name="ce4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35">
            <text:p>Conceyu Independiente d'Asturies</text:p>
          </table:table-cell>
          <table:table-cell office:value-type="float" office:value="1938" table:style-name="ce24">
            <text:p>1.938</text:p>
          </table:table-cell>
          <table:table-cell office:value-type="float" office:value="0.36432200952350513" table:formula="of:=[.C27]/[.$C$19]*100" table:style-name="ce36">
            <text:p>0,36</text:p>
          </table:table-cell>
          <table:table-cell office:value-type="float" office:value="0.21221727632594733" table:formula="of:=[.C27]/[.$C$12]*100" table:style-name="ce39">
            <text:p>0,21</text:p>
          </table:table-cell>
          <table:table-cell table:style-name="ce20"/>
          <table:table-cell table:number-columns-repeated="2" table:style-name="ce4"/>
          <table:table-cell table:number-columns-repeated="7" table:style-name="ce8"/>
          <table:table-cell table:number-columns-repeated="16369" table:style-name="ce4"/>
        </table:table-row>
        <table:table-row table:style-name="ro8">
          <table:table-cell table:style-name="ce2"/>
          <table:table-cell office:value-type="string" table:style-name="ce35">
            <text:p>Partido Comunista de los Pueblos de España</text:p>
          </table:table-cell>
          <table:table-cell office:value-type="float" office:value="1768" table:style-name="ce24">
            <text:p>1.768</text:p>
          </table:table-cell>
          <table:table-cell office:value-type="float" office:value="0.33236393851267138" table:formula="of:=[.C28]/[.$C$19]*100" table:style-name="ce36">
            <text:p>0,33</text:p>
          </table:table-cell>
          <table:table-cell office:value-type="float" office:value="0.19360172577103968" table:formula="of:=[.C28]/[.$C$12]*100" table:style-name="ce25">
            <text:p>0,19</text:p>
          </table:table-cell>
          <table:table-cell table:style-name="ce20"/>
          <table:table-cell table:number-columns-repeated="2" table:style-name="ce2"/>
          <table:table-cell table:number-columns-repeated="7" table:style-name="ce40"/>
          <table:table-cell table:number-columns-repeated="16369" table:style-name="ce2"/>
        </table:table-row>
        <table:table-row table:style-name="ro8">
          <table:table-cell table:style-name="ce4"/>
          <table:table-cell office:value-type="string" table:style-name="ce35">
            <text:p>Union del Pueblo Asturiano</text:p>
          </table:table-cell>
          <table:table-cell office:value-type="float" office:value="1263" table:style-name="ce24">
            <text:p>1.263</text:p>
          </table:table-cell>
          <table:table-cell office:value-type="float" office:value="0.23742966874519453" table:formula="of:=[.C29]/[.$C$19]*100" table:style-name="ce36">
            <text:p>0,24</text:p>
          </table:table-cell>
          <table:table-cell office:value-type="float" office:value="0.1383025902991081" table:formula="of:=[.C29]/[.$C$12]*100" table:style-name="ce39">
            <text:p>0,14</text:p>
          </table:table-cell>
          <table:table-cell table:style-name="ce4"/>
          <table:table-cell table:number-columns-repeated="2" table:style-name="ce2"/>
          <table:table-cell table:number-columns-repeated="7" table:style-name="ce40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style-name="ce35">
            <text:p>Andecha Astur</text:p>
          </table:table-cell>
          <table:table-cell office:value-type="float" office:value="1137" table:style-name="ce24">
            <text:p>1.137</text:p>
          </table:table-cell>
          <table:table-cell office:value-type="float" office:value="0.21374309846657658" table:formula="of:=[.C30]/[.$C$19]*100" table:style-name="ce36">
            <text:p>0,21</text:p>
          </table:table-cell>
          <table:table-cell office:value-type="float" office:value="0.12450518224076476" table:formula="of:=[.C30]/[.$C$12]*100" table:style-name="ce41">
            <text:p>0,12</text:p>
          </table:table-cell>
          <table:table-cell table:style-name="ce5"/>
          <table:table-cell table:number-columns-repeated="16378" table:style-name="ce2"/>
        </table:table-row>
        <table:table-row table:style-name="ro8">
          <table:table-cell table:style-name="ce2"/>
          <table:table-cell office:value-type="string" table:style-name="ce35">
            <text:p>En blanco</text:p>
          </table:table-cell>
          <table:table-cell office:value-type="float" office:value="6533" table:style-name="ce24">
            <text:p>6.533</text:p>
          </table:table-cell>
          <table:table-cell office:value-type="float" office:value="1.2281298700810419" table:formula="of:=[.C31]/[.$C$19]*100" table:style-name="ce36">
            <text:p>1,23</text:p>
          </table:table-cell>
          <table:table-cell office:value-type="float" office:value="0.71538465750124558" table:formula="of:=[.C31]/[.$C$12]*100" table:style-name="ce41">
            <text:p>0,72</text:p>
          </table:table-cell>
          <table:table-cell table:style-name="ce40"/>
          <table:table-cell table:number-columns-repeated="16378" table:style-name="ce2"/>
        </table:table-row>
        <table:table-row table:style-name="ro8">
          <table:table-cell table:number-columns-repeated="6" table:style-name="ce42"/>
          <table:table-cell table:number-columns-repeated="16378" table:style-name="ce2"/>
        </table:table-row>
        <table:table-row table:style-name="ro8">
          <table:table-cell/>
          <table:table-cell table:number-columns-repeated="16383" table:style-name="ce2"/>
        </table:table-row>
        <table:table-row table:style-name="ro8">
          <table:table-cell/>
          <table:table-cell office:value-type="string" table:style-name="ce2">
            <text:p>Año de referencia: 1991</text:p>
          </table:table-cell>
          <table:table-cell table:style-name="ce43"/>
          <table:table-cell table:number-columns-repeated="16381" table:style-name="ce2"/>
        </table:table-row>
        <table:table-row table:style-name="ro8">
          <table:table-cell/>
          <table:table-cell office:value-type="string" table:style-name="ce2">
            <text:p>Fuente: Ministerio del Interior. Elaborado por SADEI.</text:p>
          </table:table-cell>
          <table:table-cell table:number-columns-repeated="3" table:style-name="ce44"/>
          <table:table-cell table:number-columns-repeated="16379"/>
        </table:table-row>
        <table:table-row table:style-name="ro8">
          <table:table-cell/>
          <table:table-cell office:value-type="string" table:style-name="ce2">
            <text:p>Tipo de datos: Definitivos</text:p>
          </table:table-cell>
          <table:table-cell table:number-columns-repeated="16382" table:style-name="ce2"/>
        </table:table-row>
        <table:table-row table:style-name="ro8">
          <table:table-cell/>
          <table:table-cell office:value-type="string" table:style-name="ce2">
            <text:p>Última actualización: 17/07/2002</text:p>
          </table:table-cell>
          <table:table-cell table:style-name="ce45"/>
          <table:table-cell table:number-columns-repeated="16381" table:style-name="ce2"/>
        </table:table-row>
        <table:table-row table:number-rows-repeated="104853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75in" fo:margin-right="0.75in" style:table-centering="none" style:print="objects charts drawings">
        <style:background-image xlink:href="media/image1.png" xlink:type="simple" xlink:actuate="onLoad"/>
      </style:page-layout-properties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esultados de las Elecciones a la Junta General del Principado de Asturias-26 de Mayo de 1991-Asturias / Asturies</dc:title>
    <meta:initial-creator>sadei</meta:initial-creator>
    <dc:creator>José Antonio Garmón</dc:creator>
    <meta:creation-date>2002-07-17T09:13:26Z</meta:creation-date>
    <dc:date>2020-05-25T12:33:12Z</dc:date>
  </office:meta>
</office:document-meta>
</file>